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code">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note">
      <style:paragraph-properties fo:margin-top="0.0835in" fo:margin-bottom="0.139in" fo:orphans="2" fo:widows="2"/>
    </style:style>
    <style:style style:name="P8" style:family="paragraph" style:parent-style-name="body-left">
      <style:paragraph-properties fo:margin-top="0in" fo:margin-bottom="0.0417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972in" fo:orphans="2" fo:widows="2"/>
    </style:style>
    <style:style style:name="P11" style:family="paragraph" style:parent-style-name="Heading_20_3">
      <style:paragraph-properties fo:margin-top="0.0417in" fo:margin-bottom="0.0693in" fo:orphans="2" fo:widows="2"/>
    </style:style>
    <style:style style:name="P12" style:family="paragraph" style:parent-style-name="sectionheading">
      <style:paragraph-properties fo:margin-top="0.0417in" fo:margin-bottom="0.0555in" fo:orphans="2" fo:widows="2"/>
    </style:style>
    <style:style style:name="P1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3" svg:width="6.4996in" svg:height="0.135in" svg:x="-2in" svg:y="0in">
        <draw:image xlink:href="Pictures/20000007000025F9000000C9F0140E06.wmf" xlink:type="simple" xlink:show="embed" xlink:actuate="onLoad">
          <text:p/>
        </draw:image>
      </draw:frame>
      <draw:frame text:anchor-type="page" text:anchor-page-number="1" draw:z-index="8" draw:name="Picture 67"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9" draw:name="Picture 68"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0" draw:name="Picture 69"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1" draw:name="Picture 70"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2" draw:name="Picture 71"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3" draw:name="Picture 72"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4" draw:name="Picture 73"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5" draw:name="Picture 74"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6" draw:name="Picture 75"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7" draw:name="Picture 76"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8" draw:name="Picture 77"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9" draw:name="Picture 78"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20" draw:name="Picture 79" draw:style-name="gr2" draw:text-style-name="P13" svg:width="2.7913in" svg:height="0.135in" svg:x="-2in" svg:y="0in">
        <draw:image xlink:href="Pictures/2000000700000FB5000000C94FDA4EAC.wmf" xlink:type="simple" xlink:show="embed" xlink:actuate="onLoad">
          <text:p/>
        </draw:image>
      </draw:frame>
      <text:h text:style-name="P9" text:outline-level="1">JDOImplHelper</text:h>
      <text:p text:style-name="P5"><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7"><text:s/>NOTE: This interface is not intended to be used by application programmers. It is for use only by implementations. </text:p>
      <text:p text:style-name="P1">package javax.jdo.spi;</text:p>
      <text:p text:style-name="P1">public class JDOImplHelper {</text:p>
      <text:p text:style-name="P6"><draw:frame draw:style-name="fr1" draw:name="1" text:anchor-type="as-char" svg:width="2.7917in" svg:height="0.1346in" draw:z-index="1"><draw:image xlink:href="Pictures/2000000700000FB5000000C94FDA4EAC.wmf" xlink:type="simple" xlink:show="embed" xlink:actuate="onLoad"/></draw:frame></text:p>
      <text:h text:style-name="P10" text:outline-level="2">JDOImplHelper access</text:h>
      <text:p text:style-name="P1"><text:span text:style-name="Assertion">A9.1-1 [</text:span>public static JDOImplHelper <text:alphabetical-index-mark-start text:id="IMark215069220" text:main-entry="true"/>getInstance<text:alphabetical-index-mark-end text:id="IMark215069220"/>() </text:p>
      <text:p text:style-name="P1"><text:tab/>throws SecurityException;</text:p>
      <text:p text:style-name="P2">This method returns an instance of the <text:span text:style-name="T1">JDOImplHelper</text:span> class if the caller is authorized for <text:span text:style-name="T1">JDOPermission("getMetadata")</text:span><text:span text:style-name="Assertion">]</text:span>, and <text:span text:style-name="Assertion">A9.1-2 [</text:span>throws <text:span text:style-name="T1">SecurityException</text:span> if not authorized.<text:span text:style-name="Assertion">]</text:span> <text:span text:style-name="Assertion">A9.1-3 [</text:span>This instance gives access to all of the other methods<text:span text:style-name="Assertion">]</text:span>, <text:span text:style-name="Assertion">A9.1-4 [</text:span>except for <text:alphabetical-index-mark-start text:id="IMark215069220" text:main-entry="true"/><text:span text:style-name="T1">registerClass</text:span><text:alphabetical-index-mark-end text:id="IMark215069220"/>, which is static and does not need any authorization.<text:span text:style-name="Assertion">]</text:span></text:p>
      <text:p text:style-name="P6"><draw:frame draw:style-name="fr1" draw:name="2" text:anchor-type="as-char" svg:width="2.7917in" svg:height="0.1346in" draw:z-index="2"><draw:image xlink:href="Pictures/2000000700000FB5000000C94FDA4EAC.wmf" xlink:type="simple" xlink:show="embed" xlink:actuate="onLoad"/></draw:frame></text:p>
      <text:h text:style-name="P10" text:outline-level="2">Metadata access</text:h>
      <text:p text:style-name="P1"><text:span text:style-name="Assertion">A9.2-1 [</text:span>public String[] <text:alphabetical-index-mark-start text:id="IMark215069220" text:main-entry="true"/>getFieldNames<text:alphabetical-index-mark-end text:id="IMark215069220"/> (Class pcClass);</text:p>
      <text:p text:style-name="P2">This method returns the names of persistent and transactional fields of the parameter class.] <text:span text:style-name="Assertion">A9.2-2 [</text:span>If the class does not implement <text:span text:style-name="T1">PersistenceCapable</text:span><text:span text:style-name="Assertion">]</text:span>, or <text:span text:style-name="Assertion">A9.2-3 [</text:span>if it has not been enhanced correctly to register its metadata<text:span text:style-name="Assertion">]</text:span>, a <text:span text:style-name="T1">JDOFatalUserException</text:span> is thrown. </text:p>
      <text:p text:style-name="P2"><text:span text:style-name="Assertion">A9.2-4 [</text:span>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span text:style-name="Assertion">]</text:span></text:p>
      <text:p text:style-name="P1"><text:span text:style-name="Assertion">A9.2-5 [</text:span>public Class[] <text:alphabetical-index-mark-start text:id="IMark215069220" text:main-entry="true"/>getFieldTypes<text:alphabetical-index-mark-end text:id="IMark215069220"/> (Class pcClass);</text:p>
      <text:p text:style-name="P2">This method returns the types of persistent and transactional fields of the parameter class.<text:span text:style-name="Assertion">]</text:span> <text:span text:style-name="Assertion">A9.2-6 [</text:span>If the parameter does not implement <text:span text:style-name="T1">PersistenceCapable</text:span><text:span text:style-name="Assertion">]</text:span>, or <text:span text:style-name="Assertion">A9.2-7 [</text:span>if it has not been enhanced correctly to register its metadata<text:span text:style-name="Assertion">]</text:span>, a <text:span text:style-name="T1">JDOFatalUserException</text:span> is thrown. </text:p>
      <text:p text:style-name="P2"><text:soft-page-break/><text:span text:style-name="Assertion">A9.2-8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9 [</text:span>public byte[] <text:alphabetical-index-mark-start text:id="IMark215069220" text:main-entry="true"/>getFieldFlags<text:alphabetical-index-mark-end text:id="IMark215069220"/> (Class pcClass);</text:p>
      <text:p text:style-name="P2">This method returns the field flags of persistent and transactional fields of the parameter class.<text:span text:style-name="Assertion">]</text:span> <text:span text:style-name="Assertion">A9.2-10 [</text:span>If the parameter does not implement <text:span text:style-name="T1">PersistenceCapable</text:span><text:span text:style-name="Assertion">]</text:span>, or <text:span text:style-name="Assertion">A9.2-11 [</text:span>if it has not been enhanced correctly to register its metadata<text:span text:style-name="Assertion">]</text:span>, a <text:span text:style-name="T1">JDOFatalUserException</text:span> is thrown. </text:p>
      <text:p text:style-name="P2"><text:span text:style-name="Assertion">A9.2-12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13 [</text:span>public Class <text:alphabetical-index-mark-start text:id="IMark215069220" text:main-entry="true"/>getPersistenceCapableSuperclass<text:alphabetical-index-mark-end text:id="IMark215069220"/> (Class pcClass);</text:p>
      <text:p text:style-name="P2">This method returns the <text:span text:style-name="T1">PersistenceCapable</text:span> superclass of the parameter class], or <text:span text:style-name="Assertion">A9.2-14 [</text:span><text:span text:style-name="T1">null</text:span> if there is none.<text:span text:style-name="Assertion">]</text:span></text:p>
      <text:p text:style-name="P6"><draw:frame draw:style-name="fr1" draw:name="3" text:anchor-type="as-char" svg:width="2.7917in" svg:height="0.1346in" draw:z-index="3"><draw:image xlink:href="Pictures/2000000700000FB5000000C94FDA4EAC.wmf" xlink:type="simple" xlink:show="embed" xlink:actuate="onLoad"/></draw:frame></text:p>
      <text:h text:style-name="P10" text:outline-level="2">Persistence-capable instance factory</text:h>
      <text:p text:style-name="P1"><text:span text:style-name="Assertion">A9.3-1 [</text:span>public PersistenceCapable <text:alphabetical-index-mark-start text:id="IMark215069220" text:main-entry="true"/>newInstance<text:alphabetical-index-mark-end text:id="IMark215069220"/> (Class pcClass, </text:p>
      <text:p text:style-name="P1"><text:tab/>StateManager sm);<text:span text:style-name="Assertion">]</text:span></text:p>
      <text:p text:style-name="P1"><text:span text:style-name="Assertion">A9.3-2 [</text:span>public PersistenceCapable <text:alphabetical-index-mark-start text:id="IMark215069220" text:main-entry="true"/>newInstance<text:alphabetical-index-mark-end text:id="IMark215069220"/> (Class pcClass, StateManager sm, Object oid);<text:span text:style-name="Assertion">]</text:span></text:p>
      <text:p text:style-name="P2"><text:span text:style-name="Assertion">A9.3-3 [</text:span>If the class does not implement <text:span text:style-name="T1">PersistenceCapable</text:span><text:span text:style-name="Assertion">]</text:span>, or <text:span text:style-name="Assertion">A9.3-4 [</text:span>if it has not been enhanced correctly to register its metadata<text:span text:style-name="Assertion">]</text:span>, a <text:span text:style-name="T1">JDOFatalUserException</text:span> is thrown. <text:span text:style-name="Assertion">A9.3-5 [</text:span>If the class is abstract, a <text:span text:style-name="T1">JDOFatalInternalException</text:span> is thrown.<text:span text:style-name="Assertion">]</text:span></text:p>
      <text:p text:style-name="P2">Otherwise, a new instance of the class is constructed and initialized with the parameter <text:span text:style-name="T1">StateManager</text:span>. <text:span text:style-name="Assertion">A9.3-6 [</text:span>The new instance has its <text:span text:style-name="T1">jdoFlags</text:span> set to <text:span text:style-name="T1">LOAD_REQUIRED</text:span><text:span text:style-name="Assertion">]</text:span> but <text:span text:style-name="Assertion">A9.3-7 [</text:span>has no defined state. The behavior of the instance is determined by the owning <text:span text:style-name="T1">StateManager</text:span>.<text:span text:style-name="Assertion">]</text:span></text:p>
      <text:p text:style-name="P2"><text:span text:style-name="Assertion">A9.3-8 [</text:span>The second form of the method returns a new instance of <text:span text:style-name="T1">PersistenceCapable</text:span> that has had its key fields initialized by the <text:span text:style-name="T1">ObjectId</text:span> parameter instance.<text:span text:style-name="Assertion">]</text:span> <text:span text:style-name="Assertion">A9.3-9 [</text:span>If the class has been enhanced for datastore identity, then the <text:span text:style-name="T1">oid</text:span> parameter is ignored.<text:span text:style-name="Assertion">]</text:span></text:p>
      <text:p text:style-name="P2">See also <text:span text:style-name="T1">PersistenceCapable.jdoNewInstance(StateManager sm)</text:span> and <text:span text:style-name="T1">PersistenceCapable.jdoNewInstance (StateManager sm, Object oid)</text:span>.</text:p>
      <text:p text:style-name="P6"><draw:frame draw:style-name="fr1" draw:name="4" text:anchor-type="as-char" svg:width="2.7917in" svg:height="0.1346in" draw:z-index="4"><draw:image xlink:href="Pictures/2000000700000FB5000000C94FDA4EAC.wmf" xlink:type="simple" xlink:show="embed" xlink:actuate="onLoad"/></draw:frame></text:p>
      <text:h text:style-name="P10" text:outline-level="2">Registration of PersistenceCapable classes</text:h>
      <text:p text:style-name="P1"><text:span text:style-name="Assertion">A9.4-1 [</text:span>public static void <text:alphabetical-index-mark-start text:id="IMark215069220" text:main-entry="true"/>registerClass<text:alphabetical-index-mark-end text:id="IMark215069220"/> </text:p>
      <text:p text:style-name="P1"><text:tab/>(Class pcClass, String[] fieldNames, </text:p>
      <text:p text:style-name="P1"><text:tab/><text:tab/>Class[] fieldTypes, </text:p>
      <text:p text:style-name="P1"><text:soft-page-break/><text:tab/><text:tab/>byte[] fieldFlags,</text:p>
      <text:p text:style-name="P1"><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span text:style-name="Assertion">]</text:span></text:p>
      <text:p text:style-name="P1"><text:span text:style-name="Assertion">A9.4-2 [</text:span>public static Collection <text:alphabetical-index-mark-start text:id="IMark215069796" text:main-entry="true"/>getRegisteredClasses<text:alphabetical-index-mark-end text:id="IMark215069796"/>();</text:p>
      <text:p text:style-name="P2">This method returns a collection of classes that have been registered.<text:span text:style-name="Assertion">]</text:span></text:p>
      <text:h text:style-name="P11" text:outline-level="3">Notification of <text:span text:style-name="T3">PersistenceCapable class registrations</text:span></text:h>
      <text:p text:style-name="P1"><text:bookmark text:name="X-101994994"/><text:span text:style-name="Assertion">A9.4.1-1 [</text:span><text:alphabetical-index-mark-start text:id="IMark215069796" text:main-entry="true"/>addRegisterClassListener<text:alphabetical-index-mark-end text:id="IMark215069796"/>(<text:alphabetical-index-mark-start text:id="IMark215069220" text:main-entry="true"/>RegisterClassListener<text:alphabetical-index-mark-end text:id="IMark215069220"/> rcl);</text:p>
      <text:p text:style-name="P2">This method registers a <text:alphabetical-index-mark-start text:id="IMark215069220" text:main-entry="true"/><text:span text:style-name="T1">RegisterClassListener</text:span><text:alphabetical-index-mark-end text:id="IMark215069220"/> to be notified upon new <text:span text:style-name="T1">PersistenceCapable Class</text:span> registrations.<text:span text:style-name="Assertion">]</text:span> A <text:alphabetical-index-mark-start text:id="IMark215069796" text:main-entry="true"/><text:span text:style-name="T1">RegisterClassEvent</text:span><text:alphabetical-index-mark-end text:id="IMark215069796"/> instance is generated <text:span text:style-name="Assertion">A9.4.1-2 [</text:span>for each class registered already<text:span text:style-name="Assertion">]</text:span> plus <text:span text:style-name="Assertion">A9.4.1-3 [</text:span>classes registered in future<text:span text:style-name="Assertion">]</text:span>, which is sent to each registered listener. <text:span text:style-name="Assertion">A9.4.1-4 [</text:span>The same event instance might be sent to multiple listeners.<text:span text:style-name="Assertion">]</text:span></text:p>
      <text:p text:style-name="P1"><text:bookmark text:name="X-101856548"/><text:span text:style-name="Assertion">A9.4.1-5 [</text:span><text:alphabetical-index-mark-start text:id="IMark215069796" text:main-entry="true"/>removeRegisterClassListener<text:alphabetical-index-mark-end text:id="IMark215069796"/>(<text:alphabetical-index-mark-start text:id="IMark215069220" text:main-entry="true"/>RegisterClassListener<text:alphabetical-index-mark-end text:id="IMark215069220"/> rcl);</text:p>
      <text:p text:style-name="P2">This method removes a <text:alphabetical-index-mark-start text:id="IMark215069220" text:main-entry="true"/><text:span text:style-name="T1">RegisterClassEvent</text:span><text:alphabetical-index-mark-end text:id="IMark215069220"/> from the list to be notified upon new <text:span text:style-name="T1">PersistenceCapable Class</text:span> registrations.<text:span text:style-name="Assertion">]</text:span></text:p>
      <text:h text:style-name="P12" text:outline-level="4"><text:tab/><text:tab/><text:alphabetical-index-mark-start text:id="IMark215070228" text:main-entry="true"/>RegisterClassEvent<text:alphabetical-index-mark-end text:id="IMark215070228"/></text:h>
      <text:p text:style-name="P1">public class <text:alphabetical-index-mark-start text:id="IMark215070228" text:main-entry="true"/>RegisterClassEvent<text:alphabetical-index-mark-end text:id="IMark215070228"/> extends java.util.EventObject {</text:p>
      <text:p text:style-name="P2">An instance of this class is generated for each class that registers itself, and is sent to each registered listener.</text:p>
      <text:p text:style-name="P1"><text:span text:style-name="Assertion"><text:span text:style-name="T2">A9.4.1-6 </text:span></text:span><text:span text:style-name="Assertion"><text:span text:style-name="T4">[</text:span></text:span>public Class <text:alphabetical-index-mark-start text:id="IMark215070228" text:main-entry="true"/>getRegisteredClass<text:alphabetical-index-mark-end text:id="IMark215070228"/>();</text:p>
      <text:p text:style-name="P2">Returns the newly registered <text:span text:style-name="T1">Class</text:span>.<text:span text:style-name="Assertion">]</text:span></text:p>
      <text:p text:style-name="P1"><text:span text:style-name="Assertion">A9.4.1-7 [</text:span>public String[] <text:alphabetical-index-mark-start text:id="IMark215069220" text:main-entry="true"/>getFieldNames<text:alphabetical-index-mark-end text:id="IMark215069220"/>();</text:p>
      <text:p text:style-name="P2">Returns the field names of the newly registered <text:span text:style-name="T1">Class</text:span>.<text:span text:style-name="Assertion">]</text:span></text:p>
      <text:p text:style-name="P1"><text:span text:style-name="Assertion">A9.4.1-8 [</text:span>public Class[] <text:alphabetical-index-mark-start text:id="IMark215070228" text:main-entry="true"/>getFieldTypes<text:alphabetical-index-mark-end text:id="IMark215070228"/>();</text:p>
      <text:p text:style-name="P2">Returns the field types of the newly registered <text:span text:style-name="T1">Class</text:span>.<text:span text:style-name="Assertion">]</text:span></text:p>
      <text:p text:style-name="P1"><text:span text:style-name="Assertion">A9.4.1-9 [</text:span>public byte[] <text:alphabetical-index-mark-start text:id="IMark215069220" text:main-entry="true"/>getFieldFlags<text:alphabetical-index-mark-end text:id="IMark215069220"/>();</text:p>
      <text:p text:style-name="P2">Returns the field flags of the newly registered <text:span text:style-name="T1">Class</text:span>.<text:span text:style-name="Assertion">]</text:span></text:p>
      <text:p text:style-name="P1"><text:span text:style-name="Assertion">A9.4.1-10 [</text:span>public Class <text:alphabetical-index-mark-start text:id="IMark215070228" text:main-entry="true"/>getPersistenceCapableSuperclass<text:alphabetical-index-mark-end text:id="IMark215070228"/>();</text:p>
      <text:p text:style-name="P2">Returns the <text:span text:style-name="T1">PersistenceCapable</text:span> superclass of the newly registered <text:span text:style-name="T1">Class</text:span>.<text:span text:style-name="Assertion">]</text:span></text:p>
      <text:p text:style-name="P1">} // class <text:alphabetical-index-mark-start text:id="IMark215070228" text:main-entry="true"/>RegisterClassEvent<text:alphabetical-index-mark-end text:id="IMark215070228"/></text:p>
      <text:h text:style-name="P12" text:outline-level="4"><text:tab/><text:tab/><text:alphabetical-index-mark-start text:id="IMark215070228" text:main-entry="true"/>RegisterClassListener<text:alphabetical-index-mark-end text:id="IMark215070228"/></text:h>
      <text:p text:style-name="P1">public interface <text:alphabetical-index-mark-start text:id="IMark215070228" text:main-entry="true"/>RegisterClassListener<text:alphabetical-index-mark-end text:id="IMark215070228"/> extends </text:p>
      <text:p text:style-name="P1"><text:tab/>java.util.EventListener {</text:p>
      <text:p text:style-name="P2">This interface must be implemented by classes that register as listeners to be notified of registrations of <text:span text:style-name="T1">PersistenceCapable</text:span> classes.</text:p>
      <text:p text:style-name="P1"><text:soft-page-break/><text:tab/><text:span text:style-name="Assertion">A9.4.1-11 [</text:span>void <text:alphabetical-index-mark-start text:id="IMark215069220" text:main-entry="true"/>registerClass<text:alphabetical-index-mark-end text:id="IMark215069220"/> (<text:alphabetical-index-mark-start text:id="IMark215070228" text:main-entry="true"/>RegisterClassEvent<text:alphabetical-index-mark-end text:id="IMark215070228"/> rce);</text:p>
      <text:p text:style-name="P2">This method is called for each <text:span text:style-name="T1">PersistenceCapable</text:span> class that registers itself.<text:span text:style-name="Assertion">]</text:span></text:p>
      <text:p text:style-name="P1">} // interface <text:alphabetical-index-mark-start text:id="IMark215069220" text:main-entry="true"/>RegisterClassListener<text:alphabetical-index-mark-end text:id="IMark215069220"/></text:p>
      <text:p text:style-name="P6"><draw:frame draw:style-name="fr1" draw:name="5" text:anchor-type="as-char" svg:width="2.7917in" svg:height="0.1346in" draw:z-index="5"><draw:image xlink:href="Pictures/2000000700000FB5000000C94FDA4EAC.wmf" xlink:type="simple" xlink:show="embed" xlink:actuate="onLoad"/></draw:frame></text:p>
      <text:h text:style-name="P10" text:outline-level="2">Security administration</text:h>
      <text:p text:style-name="P1"><text:span text:style-name="Assertion">A9.5 -1[</text:span>public static void <text:alphabetical-index-mark-start text:id="IMark215069220" text:main-entry="true"/>registerAuthorizedStateManagerClass<text:alphabetical-index-mark-end text:id="IMark215069220"/>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span text:style-name="Assertion">]</text:span></text:p>
      <text:p text:style-name="P2">This method provides for a fast security check during makePersistent. An implementation of StateManager should register itself with the JDOImplHelper to take advantage of this fast check. </text:p>
      <text:p text:style-name="P1"><text:span text:style-name="Assertion">A9.5-2 [</text:span>public static void <text:alphabetical-index-mark-start text:id="IMark215069220" text:main-entry="true"/>registerAuthorizedStateManagerClasses<text:alphabetical-index-mark-end text:id="IMark215069220"/>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span text:style-name="Assertion">]</text:span></text:p>
      <text:p text:style-name="P1"><text:span text:style-name="Assertion"><text:span text:style-name="T2">A9.5-3[</text:span></text:span>public static void <text:alphabetical-index-mark-start text:id="IMark215069220" text:main-entry="true"/>checkAuthorizedStateManagerClass<text:alphabetical-index-mark-end text:id="IMark215069220"/> (Class smClass) throws SecurityException;</text:p>
      <text:p text:style-name="P2">This method is used internally but might be used by an implementation. If the parameter instance is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1"><text:span text:style-name="Assertion">A9.5-4 [</text:span>public static void <text:alphabetical-index-mark-start text:id="IMark215069220" text:main-entry="true"/>checkAuthorizedStateManager<text:alphabetical-index-mark-end text:id="IMark215069220"/>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6"><draw:frame draw:style-name="fr1" draw:name="6" text:anchor-type="as-char" svg:width="2.7917in" svg:height="0.1346in" draw:z-index="6"><draw:image xlink:href="Pictures/2000000700000FB5000000C94FDA4EAC.wmf" xlink:type="simple" xlink:show="embed" xlink:actuate="onLoad"/></draw:frame></text:p>
      <text:h text:style-name="P10" text:outline-level="2">Application identity handling</text:h>
      <text:p text:style-name="P1"><text:span text:style-name="Assertion">A9.6.1 [</text:span>public Object <text:alphabetical-index-mark-start text:id="IMark215069220" text:main-entry="true"/>newObjectIdInstance<text:alphabetical-index-mark-end text:id="IMark215069220"/>(Class pcClass);</text:p>
      <text:p text:style-name="P2"><text:soft-page-break/>This method creates a new instance of the <text:span text:style-name="T1">ObjectId</text:span> class for the <text:span text:style-name="T1">PersistenceCapable</text:span> class.<text:span text:style-name="Assertion">]</text:span> <text:span text:style-name="Assertion">A9.6.2 [</text:span>If the class uses datastore identity, then <text:span text:style-name="T1">null</text:span> is returned.] A9.6.3 [If the class is abstract, a <text:span text:style-name="T1">JDOFatalInternalException</text:span> is thrown.<text:span text:style-name="Assertion">]</text:span></text:p>
      <text:p text:style-name="P1"><text:span text:style-name="Assertion"><text:span text:style-name="T2">A9.6.4 [</text:span></text:span>public Object <text:alphabetical-index-mark-start text:id="IMark215069220" text:main-entry="true"/>newObjectIdInstance<text:alphabetical-index-mark-end text:id="IMark215069220"/>(Class pcClass, Object key);</text:p>
      <text:p text:style-name="P2">This method creates a new instance of the <text:span text:style-name="T1">ObjectId</text:span> class for the <text:span text:style-name="T1">PersistenceCapable</text:span> class, using the appropriate constructor of the object id class.<text:span text:style-name="Assertion">]</text:span> <text:span text:style-name="Assertion">A9.6.5 [</text:span>If the class uses datastore identity, then <text:span text:style-name="T1">null</text:span> is returned.<text:span text:style-name="Assertion">]</text:span> <text:span text:style-name="Assertion">A9.6.6 [</text:span>If the class is abstract, a <text:span text:style-name="T1">JDOFatalInternalException</text:span> is thrown.<text:span text:style-name="Assertion">]</text:span> </text:p>
      <text:p text:style-name="P1">public Object <text:alphabetical-index-mark-start text:id="IMark215069220" text:main-entry="true"/>newObjectIdInstance<text:alphabetical-index-mark-end text:id="IMark215069220"/>(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Assertion"><text:span text:style-name="T2">A9.6.7 [</text:span></text:span>public void <text:alphabetical-index-mark-start text:id="IMark215069220" text:main-entry="true"/>copyKeyFieldsToObjectId<text:alphabetical-index-mark-end text:id="IMark215069220"/> (Class pcClass, PersistenceCapable.ObjectIdFieldSupplier fs, Object oid);</text:p>
      <text:p text:style-name="P2">This method copies key fields from the field manager to the <text:span text:style-name="T1">ObjectId</text:span> instance oid.<text:span text:style-name="Assertion">]</text:span> This is intended for use by the implementation to copy fields from a datastore-specific representation to the <text:span text:style-name="T1">ObjectId</text:span>. <text:span text:style-name="Assertion">A9.6.8 [</text:span>If the class is abstract, a <text:span text:style-name="T1">JDOFatalInternalException</text:span> is thrown.<text:span text:style-name="Assertion">]</text:span></text:p>
      <text:p text:style-name="P8"><text:span text:style-name="Assertion">A9.6.9 [</text:span><text:span text:style-name="T1">public void </text:span><text:alphabetical-index-mark-start text:id="IMark215070228" text:main-entry="true"/><text:span text:style-name="T1">copyKeyFieldsFromObjectId</text:span><text:alphabetical-index-mark-end text:id="IMark215070228"/><text:span text:style-name="T1"> (Class pcClass, PersistenceCapable.ObjectIdFieldConsumer fc, Object oid);</text:span></text:p>
      <text:p text:style-name="P2">This method copies key fields to the field manager from the <text:span text:style-name="T1">ObjectId</text:span> instance oid.<text:span text:style-name="Assertion">]</text:span> This is intended for use by the implementation to copy fields to a datastore-specific representation from the <text:span text:style-name="T1">ObjectId</text:span>. <text:span text:style-name="Assertion">A9.6.10 [</text:span>If the class is abstract, a <text:span text:style-name="T1">JDOFatalInternalException</text:span> is thrown.<text:span text:style-name="Assertion">]</text:span></text:p>
      <text:p text:style-name="P2">public synchronized void <text:bookmark text:name="X-101995274"/><text:alphabetical-index-mark-start text:id="IMark215070228" text:main-entry="true"/>registerDateFormat<text:alphabetical-index-mark-end text:id="IMark215070228"/>(<text:bookmark text:name="X-101995275"/><text:bookmark text:name="X-101995276"/><text:alphabetical-index-mark-start text:id="IMark215069220" text:main-entry="true"/>DateFormat<text:alphabetical-index-mark-end text:id="IMark215069220"/> df);</text:p>
      <text:p text:style-name="P2">This method allows the implementation to register a <text:alphabetical-index-mark-start text:id="IMark215069220" text:main-entry="true"/>DateFormat<text:alphabetical-index-mark-end text:id="IMark215069220"/> for use when constructing SingleFieldIdentity instances of type ObjectIdentity that use java.util.Date as the key field. The default in case the implementation does not register a <text:alphabetical-index-mark-start text:id="IMark215070228" text:main-entry="true"/><text:span text:style-name="T1">DateFormat</text:span><text:alphabetical-index-mark-end text:id="IMark215070228"/> is <text:alphabetical-index-mark-start text:id="IMark215069796" text:main-entry="true"/><text:span text:style-name="T1">DateFormat</text:span><text:alphabetical-index-mark-end text:id="IMark215069796"/><text:span text:style-name="T1">.getDateTimeInstance()</text:span>. If this cannot be obtained, the default is <text:alphabetical-index-mark-start text:id="IMark215069172" text:main-entry="true"/><text:span text:style-name="T1">DateFormat</text:span><text:alphabetical-index-mark-end text:id="IMark215069172"/><text:span text:style-name="T1">.</text:span><text:alphabetical-index-mark-start text:id="IMark215069652" text:main-entry="true"/><text:span text:style-name="T1">getInstance</text:span><text:alphabetical-index-mark-end text:id="IMark215069652"/><text:span text:style-name="T1">()</text:span>. For example,</text:p>
      <text:p text:style-name="P3">SimpleDateFormat usDateFormat = new SimpleDateFormat</text:p>
      <text:p text:style-name="P3"><text:tab/><text:tab/>("MMM dd, yyyy hh:mm:ss a", Locale.US);</text:p>
      <text:p text:style-name="P3"><text:tab/>helper.<text:alphabetical-index-mark-start text:id="IMark215069172" text:main-entry="true"/>registerDateFormat<text:alphabetical-index-mark-end text:id="IMark215069172"/>(usDateFormat);</text:p>
      <text:p text:style-name="P3"><text:tab/>Object oid = new ObjectIdentity(Object.class, </text:p>
      <text:p text:style-name="P3"><text:tab/><text:tab/>"java.util.Date:Jan 01, 1970 00:00:00 AM");</text:p>
      <text:p text:style-name="P3"/>
      <text:p text:style-name="P6"><draw:frame draw:style-name="fr1" draw:name="7" text:anchor-type="as-char" svg:width="2.7917in" svg:height="0.1346in" draw:z-index="7"><draw:image xlink:href="Pictures/2000000700000FB5000000C94FDA4EAC.wmf" xlink:type="simple" xlink:show="embed" xlink:actuate="onLoad"/></draw:frame></text:p>
      <text:h text:style-name="P10" text:outline-level="2">Persistence-capable class state interrogation</text:h>
      <text:p text:style-name="P2">For JDO implementations that do not support BinaryCompatibility, an instance of <text:alphabetical-index-mark-start text:id="IMark215069172" text:main-entry="true"/>StateInterrogation<text:alphabetical-index-mark-end text:id="IMark215069172"/> must be registered with JDOImplHelper to handle JDOHelper methods for instances that do not implement PersistenceCapable. </text:p>
      <text:p text:style-name="P2">The <text:alphabetical-index-mark-start text:id="IMark215069172" text:main-entry="true"/>StateInterrogation<text:alphabetical-index-mark-end text:id="IMark215069172"/> interface is implemented by a JDO implementation class to take responsibility for determining the life cycle state and object identity, and for marking fields dirty.</text:p>
      <text:p text:style-name="P3"><text:soft-page-break/>package javax.jdo.spi;</text:p>
      <text:p text:style-name="P3"><text:tab/>public interface <text:alphabetical-index-mark-start text:id="IMark215069172" text:main-entry="true"/>StateInterrogation<text:alphabetical-index-mark-end text:id="IMark215069172"/> {</text:p>
      <text:p text:style-name="P3"><text:tab/>Boolean isPersistent(Object pc);</text:p>
      <text:p text:style-name="P3"><text:tab/>Boolean isTransactional(Object pc);</text:p>
      <text:p text:style-name="P3"><text:tab/>Boolean isDirty(Object pc);</text:p>
      <text:p text:style-name="P3"><text:tab/>Boolean isNew(Object pc);</text:p>
      <text:p text:style-name="P3"><text:tab/>Boolean isDeleted(Object pc);</text:p>
      <text:p text:style-name="P3"><text:tab/>Boolean isDetached(Object pc);</text:p>
      <text:p text:style-name="P3"><text:tab/>PersistenceManager getPersistenceManager(Object pc);</text:p>
      <text:p text:style-name="P3"><text:tab/>Object getObjectId(Object pc);</text:p>
      <text:p text:style-name="P3"><text:tab/>Object getTransactionalObjectId(Object pc);</text:p>
      <text:p text:style-name="P3"><text:tab/>boolean makeDirty(Object pc, String fieldName);</text:p>
      <text:p text:style-name="P3"><text:tab/>Object getVersion(Object pc); </text:p>
      <text:p text:style-name="P3">}</text:p>
      <text:p text:style-name="P3"/>
      <text:p text:style-name="P2">For methods returning Boolean, PersistenceManager, and Object, if the <text:alphabetical-index-mark-start text:id="IMark215069172" text:main-entry="true"/>StateInterrogation<text:alphabetical-index-mark-end text:id="IMark215069172"/> instance does not recognize the parameter instance, null is returned, and the next registered <text:alphabetical-index-mark-start text:id="IMark215069652" text:main-entry="true"/>StateInterrogation<text:alphabetical-index-mark-end text:id="IMark215069652"/> instance is called. </text:p>
      <text:p text:style-name="P2">For makeDirty, if the <text:alphabetical-index-mark-start text:id="IMark215069652" text:main-entry="true"/>StateInterrogation<text:alphabetical-index-mark-end text:id="IMark215069652"/> instance does not recognize the parameter instance, false is returned, and the next registered <text:alphabetical-index-mark-start text:id="IMark215069172" text:main-entry="true"/>StateInterrogation<text:alphabetical-index-mark-end text:id="IMark215069172"/> instance is called.</text:p>
      <text:p text:style-name="P1">public void <text:alphabetical-index-mark-start text:id="IMark215069172" text:main-entry="true"/>addStateInterrogation<text:alphabetical-index-mark-end text:id="IMark215069172"/>(<text:alphabetical-index-mark-start text:id="IMark215069652" text:main-entry="true"/>StateInterrogation<text:alphabetical-index-mark-end text:id="IMark215069652"/> si);</text:p>
      <text:p text:style-name="P2">This method of JDOImplHelper registers an instance of <text:alphabetical-index-mark-start text:id="IMark215069652" text:main-entry="true"/>StateInterrogation<text:alphabetical-index-mark-end text:id="IMark215069652"/> for delegation of life cycle state queries made on JDOHelper.</text:p>
      <text:p text:style-name="P1">public void <text:alphabetical-index-mark-start text:id="IMark215069652" text:main-entry="true"/>removeStateInterrogation<text:alphabetical-index-mark-end text:id="IMark215069652"/>(<text:alphabetical-index-mark-start text:id="IMark215069172" text:main-entry="true"/>StateInterrogation<text:alphabetical-index-mark-end text:id="IMark215069172"/> si);</text:p>
      <text:p text:style-name="P2">This method of JDOImplHelper removes an instance of <text:alphabetical-index-mark-start text:id="IMark215069172" text:main-entry="true"/>StateInterrogation<text:alphabetical-index-mark-end text:id="IMark215069172"/>, so it is no longer called by JDOHelper for life cycle state queri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5:48:43.37</meta:creation-date>
    <meta:editing-duration>PT25M</meta:editing-duration>
    <meta:generator>OpenOffice.org/3.4$Win32 OpenOffice.org_project/340m1$Build-9590</meta:generator>
    <dc:title>JDO_Chapter</dc:title>
    <dc:date>2012-08-16T19:20:28.53</dc:date>
    <meta:document-statistic meta:table-count="0" meta:image-count="8" meta:object-count="0" meta:page-count="6" meta:paragraph-count="125" meta:word-count="1665" meta:character-count="123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